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erif" svg:font-family="'PT Serif', Georgia, serif"/>
    <style:font-face style:name="Tahoma1" svg:font-family="Tahoma"/>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text-properties officeooo:paragraph-rsid="00048d7b"/>
    </style:style>
    <style:style style:name="P2" style:family="paragraph" style:parent-style-name="Standard">
      <style:paragraph-properties fo:margin-left="0cm" fo:margin-right="0cm" fo:margin-top="0cm" fo:margin-bottom="0cm" loext:contextual-spacing="false" fo:orphans="2" fo:widows="2" fo:text-indent="0cm" style:auto-text-indent="false"/>
      <style:text-properties officeooo:rsid="00048d7b" officeooo:paragraph-rsid="00048d7b"/>
    </style:style>
    <style:style style:name="P3"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rsid="00048d7b" officeooo:paragraph-rsid="00048d7b" style:font-size-asian="12pt" style:font-size-complex="12pt"/>
    </style:style>
    <style:style style:name="P4"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paragraph-rsid="000352c2" style:font-size-asian="12pt" style:font-size-complex="12pt"/>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officeooo:paragraph-rsid="000352c2"/>
    </style:style>
    <style:style style:name="P6" style:family="paragraph" style:parent-style-name="Standard">
      <style:paragraph-properties fo:margin-left="0cm" fo:margin-right="0cm" fo:margin-top="0cm" fo:margin-bottom="0cm" loext:contextual-spacing="false" fo:orphans="2" fo:widows="2" fo:text-indent="0cm" style:auto-text-indent="false"/>
      <style:text-properties officeooo:paragraph-rsid="0005ad89"/>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officeooo:paragraph-rsid="0006b922"/>
    </style:style>
    <style:style style:name="P8" style:family="paragraph" style:parent-style-name="Standard">
      <style:paragraph-properties fo:margin-left="0cm" fo:margin-right="0cm" fo:margin-top="0cm" fo:margin-bottom="0cm" loext:contextual-spacing="false" fo:orphans="2" fo:widows="2" fo:text-indent="0cm" style:auto-text-indent="false"/>
      <style:text-properties fo:font-size="12pt" officeooo:paragraph-rsid="000352c2" style:font-size-asian="12pt" style:font-size-complex="12pt"/>
    </style:style>
    <style:style style:name="P9" style:family="paragraph" style:parent-style-name="Standard">
      <style:paragraph-properties fo:margin-left="0cm" fo:margin-right="0cm" fo:margin-top="0cm" fo:margin-bottom="0cm" loext:contextual-spacing="false" fo:orphans="2" fo:widows="2" fo:text-indent="0cm" style:auto-text-indent="false"/>
      <style:text-properties fo:font-size="12pt" officeooo:rsid="0005ad89" officeooo:paragraph-rsid="0005ad89" style:font-size-asian="12pt" style:font-size-complex="12pt"/>
    </style:style>
    <style:style style:name="P10"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paragraph-rsid="000352c2" style:font-size-asian="12pt" style:font-size-complex="12pt"/>
    </style:style>
    <style:style style:name="P11"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paragraph-rsid="0006b922" style:font-size-asian="12pt" style:font-size-complex="12pt"/>
    </style:style>
    <style:style style:name="P12"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paragraph-rsid="0006bc4a" style:font-size-asian="12pt" style:font-size-complex="12pt"/>
    </style:style>
    <style:style style:name="P13"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paragraph-rsid="00048d7b" style:font-size-asian="12pt" style:font-size-complex="12pt"/>
    </style:style>
    <style:style style:name="P14"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rsid="0006b922" officeooo:paragraph-rsid="0006b922" style:font-size-asian="12pt" style:font-size-complex="12pt"/>
    </style:style>
    <style:style style:name="P15"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rsid="0006b922" officeooo:paragraph-rsid="0006bc4a" style:font-size-asian="12pt" style:font-size-complex="12pt"/>
    </style:style>
    <style:style style:name="P16"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rsid="0006b922" officeooo:paragraph-rsid="0006f9a6" style:font-size-asian="12pt" style:font-size-complex="12pt"/>
    </style:style>
    <style:style style:name="P17"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rsid="0006bc4a" officeooo:paragraph-rsid="0006bc4a" style:font-size-asian="12pt" style:font-size-complex="12pt"/>
    </style:style>
    <style:style style:name="P18"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fo:font-size="12pt" officeooo:rsid="0006f9a6" officeooo:paragraph-rsid="0006f9a6" style:font-size-asian="12pt" style:font-size-complex="12pt"/>
    </style:style>
    <style:style style:name="T1" style:family="text">
      <style:text-properties fo:font-variant="normal" fo:text-transform="none" fo:color="#0096cf" style:text-line-through-style="none" style:text-line-through-type="none" style:font-name="Liberation Serif" fo:font-size="12pt" fo:letter-spacing="normal" fo:font-style="normal" style:text-underline-style="none" fo:font-weight="normal" style:text-blinking="false" style:font-size-asian="12pt" style:font-size-complex="12pt" fo:padding="0cm" fo:border="none"/>
    </style:style>
    <style:style style:name="T2" style:family="text">
      <style:text-properties fo:font-variant="normal" fo:text-transform="none" fo:color="#0096cf" style:font-name="Liberation Serif" fo:font-size="12pt" fo:letter-spacing="normal" fo:font-style="normal" style:text-underline-style="solid" style:text-underline-width="auto" style:text-underline-color="font-color" fo:font-weight="normal" style:font-size-asian="12pt" style:font-size-complex="12pt" fo:padding="0cm" fo:border="none"/>
    </style:style>
    <style:style style:name="T3" style:family="text">
      <style:text-properties fo:font-variant="normal" fo:text-transform="none" style:font-name="Liberation Serif" fo:font-size="12pt" fo:letter-spacing="normal" style:font-size-asian="12pt" style:font-size-complex="12pt"/>
    </style:style>
    <style:style style:name="T4" style:family="text">
      <style:text-properties fo:font-variant="normal" fo:text-transform="none" fo:color="#222222" style:text-line-through-style="none" style:text-line-through-type="none" style:font-name="inherit" fo:font-size="12pt" fo:letter-spacing="normal" fo:font-style="normal" style:text-underline-style="none" fo:font-weight="normal" style:text-blinking="false" style:font-size-asian="12pt" style:font-size-complex="12pt" fo:padding="0cm" fo:border="none"/>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048d7b" style:font-size-asian="12pt" style:font-size-complex="12pt"/>
    </style:style>
    <style:style style:name="T8" style:family="text">
      <style:text-properties style:font-name="Liberation Serif" fo:font-size="12pt" officeooo:rsid="0005ad89" style:font-size-asian="12pt" style:font-size-complex="12pt"/>
    </style:style>
    <style:style style:name="T9" style:family="text">
      <style:text-properties style:font-name="Liberation Serif" fo:font-size="12pt" officeooo:rsid="0006b922" style:font-size-asian="12pt" style:font-size-complex="12pt"/>
    </style:style>
    <style:style style:name="T10" style:family="text">
      <style:text-properties style:font-name="Liberation Serif" officeooo:rsid="0005ad89"/>
    </style:style>
    <style:style style:name="T11" style:family="text">
      <style:text-properties style:font-name="Liberation Serif" officeooo:rsid="0006b922"/>
    </style:style>
    <style:style style:name="T12" style:family="text">
      <style:text-properties officeooo:rsid="0006b922"/>
    </style:style>
    <style:style style:name="T13" style:family="text">
      <style:text-properties officeooo:rsid="0006bc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ype de salles: multiple (cerlce, carrée, rectangle, tétris,...)</text:p>
      <text:p text:style-name="P2"/>
      <text:p text:style-name="P2">Connectivité: nb porte &gt;=1 quitte à avoir beaucoup porte et boucher celles qui sont inutiles</text:p>
      <text:p text:style-name="P13"/>
      <text:p text:style-name="P1"><text:a xlink:type="simple" xlink:href="https://gamedevelopment.tutsplus.com/tutorials/create-a-procedurally-generated-dungeon-cave-system--gamedev-10099" text:style-name="Internet_20_link" text:visited-style-name="Visited_20_Internet_20_Link"><text:span text:style-name="T1">https://gamedevelopment.tutsplus.com/tutorials/create-a-procedurally-generated-dungeon-cave-system—gamedev-10099</text:span></text:a></text:p>
      <text:p text:style-name="P17">Create a Procedurally Generated Dungeon Cave System</text:p>
      <text:p text:style-name="P15">Date de première consultation:</text:p>
      <text:p text:style-name="P15">Date de dernière consultation: 20/03/2018</text:p>
      <text:p text:style-name="P15"/>
      <text:p text:style-name="P16">Résumé:<text:span text:style-name="T13">Ce site présente un algorithme genérant un donjon d</text:span>e type Random Room Placement</text:p>
      <text:p text:style-name="P16"/>
      <text:p text:style-name="P16"/>
      <text:p text:style-name="P12"><text:span text:style-name="T12">Points intéressants: L'auteur laisse des bouts de programmes dans un langage que l'on soupçonne d'être du DART.</text:span></text:p>
      <text:p text:style-name="P4"/>
      <text:p text:style-name="P4"/>
      <text:p text:style-name="P4"/>
      <text:p text:style-name="P7"><text:span text:style-name="T9">Lien:</text:span><text:a xlink:type="simple" xlink:href="https://www.gamasutra.com/blogs/Aadonaac/20150903/252889/Procedural_Dungeon_Generation_Algorithm.php/" text:style-name="Internet_20_link" text:visited-style-name="Visited_20_Internet_20_Link"><text:span text:style-name="T1">https://www.gamasutra.com/blogs/Aadonaac/20150903/252889/Procedural_Dungeon_Generation_Algorithm.php</text:span></text:a></text:p>
      <text:p text:style-name="P14">Procedural Dungeon Generation Algorithm</text:p>
      <text:p text:style-name="P14">Date de première consultation:</text:p>
      <text:p text:style-name="P14">Date de dernière consultation: 20/03/2018</text:p>
      <text:p text:style-name="P14"/>
      <text:p text:style-name="P14">Résumé:<text:span text:style-name="T13">Ce site présente un algorithme qui commence par générer des salles dans un périmétre autour du centre puis les écarter (du centre) jusqu'a ce qu'il n'y est plus de collisions ensuite choisir des salles dites "principales" en faire en sortes que ces salles soit reliés en gardant uniquement les salls "principales" et les salles par lesquels passent les couloirs.</text:span></text:p>
      <text:p text:style-name="P14"/>
      <text:p text:style-name="P11"><text:span text:style-name="T12">Points intéressants: Il permet " d'orienter " le donjon en fonction de comment on place les salles au départ (par exemple si les salles sont placées de manière plus "concentrée" sur l'axe horizontale, le donjon s'étendra plus sur l'axe verticale)</text:span></text:p>
      <text:p text:style-name="P11"/>
      <text:p text:style-name="P11"/>
      <text:p text:style-name="P4"/>
      <text:p text:style-name="P6"><text:span text:style-name="T8">Lien: </text:span><text:a xlink:type="simple" xlink:href="http://journal.stuffwithstuff.com/2014/12/21/rooms-and-mazes/" office:target-frame-name="_blank" xlink:show="new" text:style-name="Internet_20_link" text:visited-style-name="Visited_20_Internet_20_Link"><text:span text:style-name="T2">http://journal.stuffwithstuff.com/2014/12/21/rooms-and-mazes/</text:span></text:a><text:span text:style-name="T6"> <text:s/></text:span></text:p>
      <text:p text:style-name="P5"><text:span text:style-name="T4">Rooms and Mazes: A Procedural Dungeon Generator:</text:span></text:p>
      <text:p text:style-name="P8"><text:span text:style-name="T10">Date de première consultation:</text:span></text:p>
      <text:p text:style-name="P9"><text:span text:style-name="T5">Date de dernière consultation: 20/03/2018</text:span></text:p>
      <text:p text:style-name="P9"><text:span text:style-name="T5"/></text:p>
      <text:p text:style-name="P9"><text:span text:style-name="T5">Résumé: Ce site présente une génération procédurale de donjon </text:span><text:span text:style-name="T11">de type Random Room Placement en séparant les différentes étapes de création. Il fournit aussi un programme écrit en DART éffectuant cette création.</text:span></text:p>
      <text:p text:style-name="P9"><text:span text:style-name="T11"/></text:p>
      <text:p text:style-name="P9"><text:span text:style-name="T5">Points intérressants: <text:s/></text:span><text:span text:style-name="T11">Il y a un programme complet bien que dans un autre language. (Sur le site) Il y a des exemples d'execution du program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T Serif" svg:font-family="'PT Serif', Georgia, serif"/>
    <style:font-face style:name="Tahoma1" svg:font-family="Tahoma"/>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6M2S</meta:editing-duration>
    <meta:editing-cycles>5</meta:editing-cycles>
    <meta:generator>LibreOffice/4.3.5.2$Windows_x86 LibreOffice_project/3a87456aaa6a95c63eea1c1b3201acedf0751bd5</meta:generator>
    <dc:date>2018-03-20T16:37:49.077000000</dc:date>
    <meta:document-statistic meta:table-count="0" meta:image-count="0" meta:object-count="0" meta:page-count="1" meta:paragraph-count="20" meta:word-count="259" meta:character-count="1959" meta:non-whitespace-character-count="1717"/>
    <meta:user-defined meta:name="Info 1"/>
    <meta:user-defined meta:name="Info 2"/>
    <meta:user-defined meta:name="Info 3"/>
    <meta:user-defined meta:name="Info 4"/>
  </office:meta>
</office:document-meta>
</file>